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109cm" svg:height="0.87cm" draw:z-index="0"><draw:image xlink:href="../../odt/images/304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орень квадрат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Ё<draw:frame draw:style-name="fr2" draw:name="Графический объект2" text:anchor-type="as-char" svg:width="1.93cm" svg:height="1.75cm" draw:z-index="0"><draw:image xlink:href="../../odt/images/304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2">векторизован</text:span><text:span text:style-name="T1">, </text:span>реализует вычисление квадратного корня числа (для каждого элемента входного вектора):</text:p>
            <text:p text:style-name="P4"><draw:frame draw:style-name="fr3" draw:name="Объект7" text:anchor-type="as-char" svg:width="2.646cm" svg:height="0.60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,</text:p>
            <text:p text:style-name="Text_20_body">где<draw:frame draw:style-name="fr3" draw:name="Объект1" text:anchor-type="as-char" svg:width="2.427cm" svg:height="0.56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– входно<text:span text:style-name="T1">й и выходной сигналы</text:span>.</text:p>
            <text:p text:style-name="Text_20_body"><text:span text:style-name="T6">Обязательное условие</text:span>: <draw:frame draw:style-name="fr3" draw:name="Object1" text:anchor-type="as-char" svg:width="1.72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<text:p text:style-name="Text_20_body"><text:span text:style-name="T5">Свойства</text:span><text:span text:style-name="T3">:</text:span><text:span text:style-name="T4"> для работы блока задавать свойства не требуется.</text:span></text:p>
            <text:p text:style-name="Text_20_body">Размерность выходного вектора равна размерности входного.</text:p>
            <text:p text:style-name="Text_20_body"><text:span text:style-name="T6">Примечание</text:span>:</text:p>
            <text:list xml:id="list7255496134463495930" text:style-name="L1">
              <text:list-item>
                <text:p text:style-name="P5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рень квадратный</dc:title>
    <dc:date>2012-03-30T21:10:17.64</dc:date>
    <meta:generator>OpenOffice_Beta/4.1.0$Win32 OpenOffice.org_project/410m14$Build-9760</meta:generator>
    <meta:editing-duration>PT2H27M45S</meta:editing-duration>
    <meta:editing-cycles>150</meta:editing-cycles>
    <meta:document-statistic meta:table-count="1" meta:image-count="2" meta:object-count="3" meta:page-count="1" meta:paragraph-count="14" meta:word-count="64" meta:character-count="438"/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x(t) &gt; 0</annotation>
  </semantics>
</math>
</file>

<file path=Object 6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qrt>
          <mrow>
            <mi>x</mi>
            <mrow>
              <mo stretchy="false">(</mo>
              <mrow>
                <mi>t</mi>
              </mrow>
              <mo stretchy="false">)</mo>
            </mrow>
          </mrow>
        </msqrt>
      </mrow>
    </mrow>
    <annotation encoding="StarMath 5.0">y(t) = sqrt{x(t)}</annotation>
  </semantics>
</math>
</file>